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83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8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ll_name</text:p>
          </table:table-cell>
          <table:table-cell office:value-type="string" calcext:value-type="string">
            <text:p>syn_num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PSD</text:p>
          </table:table-cell>
          <table:table-cell office:value-type="string" calcext:value-type="string">
            <text:p>W_AMPA</text:p>
          </table:table-cell>
          <table:table-cell office:value-type="string" calcext:value-type="string">
            <text:p>W_NMDA</text:p>
          </table:table-cell>
          <table:table-cell office:value-type="string" calcext:value-type="string">
            <text:p>tau1_AMPA</text:p>
          </table:table-cell>
          <table:table-cell office:value-type="string" calcext:value-type="string">
            <text:p>tau2_AMPA</text:p>
          </table:table-cell>
          <table:table-cell office:value-type="string" calcext:value-type="string">
            <text:p>tau1_NMDA</text:p>
          </table:table-cell>
          <table:table-cell office:value-type="string" calcext:value-type="string">
            <text:p>tau2_NMDA</text:p>
          </table:table-cell>
        </table:table-row>
        <table:table-row table:style-name="ro1">
          <table:table-cell office:value-type="string" calcext:value-type="string">
            <text:p>2017_07_06_C_3-4</text:p>
          </table:table-cell>
          <table:table-cell office:value-type="float" office:value="0" calcext:value-type="float">
            <text:p>0</text:p>
          </table:table-cell>
          <table:table-cell office:value-type="float" office:value="105.0684153355" calcext:value-type="float">
            <text:p>105.0684153355</text:p>
          </table:table-cell>
          <table:table-cell office:value-type="float" office:value="0.012" calcext:value-type="float">
            <text:p>0.012</text:p>
          </table:table-cell>
          <table:table-cell office:value-type="float" office:value="0.420835077368732" calcext:value-type="float">
            <text:p>0.420835077368732</text:p>
          </table:table-cell>
          <table:table-cell office:value-type="float" office:value="0.000789473684434796" calcext:value-type="float">
            <text:p>0.000789473684435</text:p>
          </table:table-cell>
          <table:table-cell office:value-type="float" office:value="0.101526511737297" calcext:value-type="float">
            <text:p>0.101526511737297</text:p>
          </table:table-cell>
          <table:table-cell office:value-type="float" office:value="1.00128530157126" calcext:value-type="float">
            <text:p>1.00128530157126</text:p>
          </table:table-cell>
          <table:table-cell office:value-type="float" office:value="3.98536944132544" calcext:value-type="float">
            <text:p>3.98536944132544</text:p>
          </table:table-cell>
          <table:table-cell office:value-type="float" office:value="36.2883454411264" calcext:value-type="float">
            <text:p>36.2883454411264</text:p>
          </table:table-cell>
        </table:table-row>
        <table:table-row table:style-name="ro1">
          <table:table-cell office:value-type="string" calcext:value-type="string">
            <text:p>2017_07_06_C_3-4</text:p>
          </table:table-cell>
          <table:table-cell office:value-type="float" office:value="1" calcext:value-type="float">
            <text:p>1</text:p>
          </table:table-cell>
          <table:table-cell office:value-type="float" office:value="241.391729899158" calcext:value-type="float">
            <text:p>241.391729899158</text:p>
          </table:table-cell>
          <table:table-cell office:value-type="float" office:value="0.064" calcext:value-type="float">
            <text:p>0.064</text:p>
          </table:table-cell>
          <table:table-cell office:value-type="float" office:value="2.24445374596657" calcext:value-type="float">
            <text:p>2.24445374596657</text:p>
          </table:table-cell>
          <table:table-cell office:value-type="float" office:value="0.00421052631698558" calcext:value-type="float">
            <text:p>0.004210526316986</text:p>
          </table:table-cell>
          <table:table-cell office:value-type="float" office:value="0.101526511737297" calcext:value-type="float">
            <text:p>0.101526511737297</text:p>
          </table:table-cell>
          <table:table-cell office:value-type="float" office:value="1.00128530157126" calcext:value-type="float">
            <text:p>1.00128530157126</text:p>
          </table:table-cell>
          <table:table-cell office:value-type="float" office:value="3.98536944132544" calcext:value-type="float">
            <text:p>3.98536944132544</text:p>
          </table:table-cell>
          <table:table-cell office:value-type="float" office:value="36.2883454411264" calcext:value-type="float">
            <text:p>36.2883454411264</text:p>
          </table:table-cell>
        </table:table-row>
        <table:table-row table:style-name="ro1">
          <table:table-cell office:value-type="string" calcext:value-type="string">
            <text:p>2017_05_08_A_4-5</text:p>
          </table:table-cell>
          <table:table-cell office:value-type="float" office:value="0" calcext:value-type="float">
            <text:p>0</text:p>
          </table:table-cell>
          <table:table-cell office:value-type="float" office:value="84.4588491877732" calcext:value-type="float">
            <text:p>84.4588491877732</text:p>
          </table:table-cell>
          <table:table-cell office:value-type="float" office:value="0.14" calcext:value-type="float">
            <text:p>0.14</text:p>
          </table:table-cell>
          <table:table-cell office:value-type="float" office:value="2.43202404831308" calcext:value-type="float">
            <text:p>2.43202404831308</text:p>
          </table:table-cell>
          <table:table-cell office:value-type="float" office:value="0.130216751352543" calcext:value-type="float">
            <text:p>0.130216751352543</text:p>
          </table:table-cell>
          <table:table-cell office:value-type="float" office:value="0.294655009463066" calcext:value-type="float">
            <text:p>0.294655009463066</text:p>
          </table:table-cell>
          <table:table-cell office:value-type="float" office:value="1.73561818723519" calcext:value-type="float">
            <text:p>1.73561818723519</text:p>
          </table:table-cell>
          <table:table-cell office:value-type="float" office:value="14.6540735121099" calcext:value-type="float">
            <text:p>14.6540735121099</text:p>
          </table:table-cell>
          <table:table-cell office:value-type="float" office:value="86.8195081479588" calcext:value-type="float">
            <text:p>86.8195081479588</text:p>
          </table:table-cell>
        </table:table-row>
        <table:table-row table:style-name="ro1">
          <table:table-cell office:value-type="string" calcext:value-type="string">
            <text:p>2017_07_06_C_4-3</text:p>
          </table:table-cell>
          <table:table-cell office:value-type="float" office:value="0" calcext:value-type="float">
            <text:p>0</text:p>
          </table:table-cell>
          <table:table-cell office:value-type="float" office:value="71.0867521795176" calcext:value-type="float">
            <text:p>71.0867521795176</text:p>
          </table:table-cell>
          <table:table-cell office:value-type="float" office:value="0.081" calcext:value-type="float">
            <text:p>0.081</text:p>
          </table:table-cell>
          <table:table-cell office:value-type="float" office:value="0.590082404019544" calcext:value-type="float">
            <text:p>0.590082404019544</text:p>
          </table:table-cell>
          <table:table-cell office:value-type="float" office:value="0.249542548592663" calcext:value-type="float">
            <text:p>0.249542548592663</text:p>
          </table:table-cell>
          <table:table-cell office:value-type="float" office:value="0.4" calcext:value-type="float">
            <text:p>0.4</text:p>
          </table:table-cell>
          <table:table-cell office:value-type="float" office:value="2.97806517570547" calcext:value-type="float">
            <text:p>2.97806517570547</text:p>
          </table:table-cell>
          <table:table-cell office:value-type="float" office:value="14.9653999549667" calcext:value-type="float">
            <text:p>14.96539995496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_04_03_B</text:p>
          </table:table-cell>
          <table:table-cell office:value-type="float" office:value="0" calcext:value-type="float">
            <text:p>0</text:p>
          </table:table-cell>
          <table:table-cell office:value-type="float" office:value="118.712730787463" calcext:value-type="float">
            <text:p>118.712730787463</text:p>
          </table:table-cell>
          <table:table-cell office:value-type="float" office:value="0.109" calcext:value-type="float">
            <text:p>0.109</text:p>
          </table:table-cell>
          <table:table-cell office:value-type="float" office:value="1.07507613366563" calcext:value-type="float">
            <text:p>1.07507613366563</text:p>
          </table:table-cell>
          <table:table-cell office:value-type="float" office:value="1.06251527394866" calcext:value-type="float">
            <text:p>1.06251527394866</text:p>
          </table:table-cell>
          <table:table-cell office:value-type="float" office:value="0.399963667008024" calcext:value-type="float">
            <text:p>0.399963667008024</text:p>
          </table:table-cell>
          <table:table-cell office:value-type="float" office:value="2.99999999999762" calcext:value-type="float">
            <text:p>2.99999999999762</text:p>
          </table:table-cell>
          <table:table-cell office:value-type="float" office:value="3.15872386902876" calcext:value-type="float">
            <text:p>3.1587238690287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_05_08_A_5-4</text:p>
          </table:table-cell>
          <table:table-cell office:value-type="float" office:value="0" calcext:value-type="float">
            <text:p>0</text:p>
          </table:table-cell>
          <table:table-cell office:value-type="float" office:value="77.2904189853796" calcext:value-type="float">
            <text:p>77.2904189853796</text:p>
          </table:table-cell>
          <table:table-cell office:value-type="float" office:value="0.066" calcext:value-type="float">
            <text:p>0.066</text:p>
          </table:table-cell>
          <table:table-cell office:value-type="float" office:value="3.08710859281999" calcext:value-type="float">
            <text:p>3.08710859281999</text:p>
          </table:table-cell>
          <table:table-cell office:value-type="float" office:value="0.350422598900374" calcext:value-type="float">
            <text:p>0.350422598900374</text:p>
          </table:table-cell>
          <table:table-cell office:value-type="float" office:value="0.387032562205968" calcext:value-type="float">
            <text:p>0.387032562205968</text:p>
          </table:table-cell>
          <table:table-cell office:value-type="float" office:value="1.79718975469463" calcext:value-type="float">
            <text:p>1.79718975469463</text:p>
          </table:table-cell>
          <table:table-cell office:value-type="float" office:value="14.9808482739501" calcext:value-type="float">
            <text:p>14.9808482739501</text:p>
          </table:table-cell>
          <table:table-cell office:value-type="float" office:value="89.9999999999998" calcext:value-type="float">
            <text:p>89.9999999999998</text:p>
          </table:table-cell>
        </table:table-row>
        <table:table-row table:style-name="ro1">
          <table:table-cell office:value-type="string" calcext:value-type="string">
            <text:p>2017_05_08_A_5-4</text:p>
          </table:table-cell>
          <table:table-cell office:value-type="float" office:value="1" calcext:value-type="float">
            <text:p>1</text:p>
          </table:table-cell>
          <table:table-cell office:value-type="float" office:value="79.8855920360861" calcext:value-type="float">
            <text:p>79.8855920360861</text:p>
          </table:table-cell>
          <table:table-cell office:value-type="float" office:value="0.014" calcext:value-type="float">
            <text:p>0.014</text:p>
          </table:table-cell>
          <table:table-cell office:value-type="float" office:value="0.654841216658785" calcext:value-type="float">
            <text:p>0.654841216658785</text:p>
          </table:table-cell>
          <table:table-cell office:value-type="float" office:value="0.0743320664334127" calcext:value-type="float">
            <text:p>0.074332066433413</text:p>
          </table:table-cell>
          <table:table-cell office:value-type="float" office:value="0.387032562205968" calcext:value-type="float">
            <text:p>0.387032562205968</text:p>
          </table:table-cell>
          <table:table-cell office:value-type="float" office:value="1.79718975469463" calcext:value-type="float">
            <text:p>1.79718975469463</text:p>
          </table:table-cell>
          <table:table-cell office:value-type="float" office:value="14.9808482739501" calcext:value-type="float">
            <text:p>14.9808482739501</text:p>
          </table:table-cell>
          <table:table-cell office:value-type="float" office:value="89.9999999999998" calcext:value-type="float">
            <text:p>89.9999999999998</text:p>
          </table:table-cell>
        </table:table-row>
        <table:table-row table:style-name="ro1">
          <table:table-cell office:value-type="string" calcext:value-type="string">
            <text:p>2017_02_20_B</text:p>
          </table:table-cell>
          <table:table-cell office:value-type="float" office:value="0" calcext:value-type="float">
            <text:p>0</text:p>
          </table:table-cell>
          <table:table-cell office:value-type="float" office:value="87.4783763772655" calcext:value-type="float">
            <text:p>87.4783763772655</text:p>
          </table:table-cell>
          <table:table-cell office:value-type="float" office:value="0.034" calcext:value-type="float">
            <text:p>0.034</text:p>
          </table:table-cell>
          <table:table-cell office:value-type="float" office:value="0.530804788137611" calcext:value-type="float">
            <text:p>0.530804788137611</text:p>
          </table:table-cell>
          <table:table-cell office:value-type="float" office:value="0.00278688524590164" calcext:value-type="float">
            <text:p>0.002786885245902</text:p>
          </table:table-cell>
          <table:table-cell office:value-type="float" office:value="0.109145006823088" calcext:value-type="float">
            <text:p>0.109145006823088</text:p>
          </table:table-cell>
          <table:table-cell office:value-type="float" office:value="1" calcext:value-type="float">
            <text:p>1</text:p>
          </table:table-cell>
          <table:table-cell office:value-type="float" office:value="14.8905162262576" calcext:value-type="float">
            <text:p>14.8905162262576</text:p>
          </table:table-cell>
          <table:table-cell office:value-type="float" office:value="89.9999989558988" calcext:value-type="float">
            <text:p>89.9999989558988</text:p>
          </table:table-cell>
        </table:table-row>
        <table:table-row table:style-name="ro1">
          <table:table-cell office:value-type="string" calcext:value-type="string">
            <text:p>2017_02_20_B</text:p>
          </table:table-cell>
          <table:table-cell office:value-type="float" office:value="1" calcext:value-type="float">
            <text:p>1</text:p>
          </table:table-cell>
          <table:table-cell office:value-type="float" office:value="90.3824812034173" calcext:value-type="float">
            <text:p>90.3824812034173</text:p>
          </table:table-cell>
          <table:table-cell office:value-type="float" office:value="0.027" calcext:value-type="float">
            <text:p>0.027</text:p>
          </table:table-cell>
          <table:table-cell office:value-type="float" office:value="0.421521449403397" calcext:value-type="float">
            <text:p>0.421521449403397</text:p>
          </table:table-cell>
          <table:table-cell office:value-type="float" office:value="0.00221311475409836" calcext:value-type="float">
            <text:p>0.002213114754098</text:p>
          </table:table-cell>
          <table:table-cell office:value-type="float" office:value="0.109145006823088" calcext:value-type="float">
            <text:p>0.109145006823088</text:p>
          </table:table-cell>
          <table:table-cell office:value-type="float" office:value="1" calcext:value-type="float">
            <text:p>1</text:p>
          </table:table-cell>
          <table:table-cell office:value-type="float" office:value="14.8905162262576" calcext:value-type="float">
            <text:p>14.8905162262576</text:p>
          </table:table-cell>
          <table:table-cell office:value-type="float" office:value="89.9999989558988" calcext:value-type="float">
            <text:p>89.9999989558988</text:p>
          </table:table-cell>
        </table:table-row>
        <table:table-row table:style-name="ro1">
          <table:table-cell office:value-type="string" calcext:value-type="string">
            <text:p>2016_08_30_A</text:p>
          </table:table-cell>
          <table:table-cell office:value-type="float" office:value="0" calcext:value-type="float">
            <text:p>0</text:p>
          </table:table-cell>
          <table:table-cell office:value-type="float" office:value="69.6045328133762" calcext:value-type="float">
            <text:p>69.6045328133762</text:p>
          </table:table-cell>
          <table:table-cell office:value-type="float" office:value="0.031" calcext:value-type="float">
            <text:p>0.031</text:p>
          </table:table-cell>
          <table:table-cell office:value-type="float" office:value="0.926380287745507" calcext:value-type="float">
            <text:p>0.926380287745507</text:p>
          </table:table-cell>
          <table:table-cell office:value-type="float" office:value="0.193079971786933" calcext:value-type="float">
            <text:p>0.193079971786933</text:p>
          </table:table-cell>
          <table:table-cell office:value-type="float" office:value="0.100000420822736" calcext:value-type="float">
            <text:p>0.100000420822736</text:p>
          </table:table-cell>
          <table:table-cell office:value-type="float" office:value="2.47092354919592" calcext:value-type="float">
            <text:p>2.47092354919592</text:p>
          </table:table-cell>
          <table:table-cell office:value-type="float" office:value="3.11148106523251" calcext:value-type="float">
            <text:p>3.1114810652325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_05_12_A</text:p>
          </table:table-cell>
          <table:table-cell office:value-type="float" office:value="0" calcext:value-type="float">
            <text:p>0</text:p>
          </table:table-cell>
          <table:table-cell office:value-type="float" office:value="62.6696296517366" calcext:value-type="float">
            <text:p>62.6696296517366</text:p>
          </table:table-cell>
          <table:table-cell office:value-type="float" office:value="0.07" calcext:value-type="float">
            <text:p>0.07</text:p>
          </table:table-cell>
          <table:table-cell office:value-type="float" office:value="0.487597289079063" calcext:value-type="float">
            <text:p>0.487597289079063</text:p>
          </table:table-cell>
          <table:table-cell office:value-type="float" office:value="0.0445173009075936" calcext:value-type="float">
            <text:p>0.044517300907594</text:p>
          </table:table-cell>
          <table:table-cell office:value-type="float" office:value="0.333124212297867" calcext:value-type="float">
            <text:p>0.333124212297867</text:p>
          </table:table-cell>
          <table:table-cell office:value-type="float" office:value="1.51010538832797" calcext:value-type="float">
            <text:p>1.5101053883279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_05_12_A</text:p>
          </table:table-cell>
          <table:table-cell office:value-type="float" office:value="1" calcext:value-type="float">
            <text:p>1</text:p>
          </table:table-cell>
          <table:table-cell office:value-type="float" office:value="56.6761067601279" calcext:value-type="float">
            <text:p>56.6761067601279</text:p>
          </table:table-cell>
          <table:table-cell office:value-type="float" office:value="0.065" calcext:value-type="float">
            <text:p>0.065</text:p>
          </table:table-cell>
          <table:table-cell office:value-type="float" office:value="0.452768911287702" calcext:value-type="float">
            <text:p>0.452768911287702</text:p>
          </table:table-cell>
          <table:table-cell office:value-type="float" office:value="0.0413374936999083" calcext:value-type="float">
            <text:p>0.041337493699908</text:p>
          </table:table-cell>
          <table:table-cell office:value-type="float" office:value="0.333124212297867" calcext:value-type="float">
            <text:p>0.333124212297867</text:p>
          </table:table-cell>
          <table:table-cell office:value-type="float" office:value="1.51010538832797" calcext:value-type="float">
            <text:p>1.51010538832797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_04_16_A</text:p>
          </table:table-cell>
          <table:table-cell office:value-type="float" office:value="0" calcext:value-type="float">
            <text:p>0</text:p>
          </table:table-cell>
          <table:table-cell office:value-type="float" office:value="184.100937849056" calcext:value-type="float">
            <text:p>184.100937849056</text:p>
          </table:table-cell>
          <table:table-cell office:value-type="float" office:value="0.154" calcext:value-type="float">
            <text:p>0.154</text:p>
          </table:table-cell>
          <table:table-cell office:value-type="float" office:value="4.08315147024196" calcext:value-type="float">
            <text:p>4.08315147024196</text:p>
          </table:table-cell>
          <table:table-cell office:value-type="float" office:value="0.261963695456467" calcext:value-type="float">
            <text:p>0.261963695456467</text:p>
          </table:table-cell>
          <table:table-cell office:value-type="float" office:value="0.101512480098967" calcext:value-type="float">
            <text:p>0.101512480098967</text:p>
          </table:table-cell>
          <table:table-cell office:value-type="float" office:value="1.00000067510765" calcext:value-type="float">
            <text:p>1.00000067510765</text:p>
          </table:table-cell>
          <table:table-cell office:value-type="float" office:value="4.31453538944368" calcext:value-type="float">
            <text:p>4.31453538944368</text:p>
          </table:table-cell>
          <table:table-cell office:value-type="float" office:value="46.1331060736229" calcext:value-type="float">
            <text:p>46.1331060736229</text:p>
          </table:table-cell>
        </table:table-row>
        <table:table-row table:style-name="ro1">
          <table:table-cell office:value-type="string" calcext:value-type="string">
            <text:p>2016_04_16_A</text:p>
          </table:table-cell>
          <table:table-cell office:value-type="float" office:value="1" calcext:value-type="float">
            <text:p>1</text:p>
          </table:table-cell>
          <table:table-cell office:value-type="float" office:value="163.844655014446" calcext:value-type="float">
            <text:p>163.844655014446</text:p>
          </table:table-cell>
          <table:table-cell office:value-type="float" office:value="0.112" calcext:value-type="float">
            <text:p>0.112</text:p>
          </table:table-cell>
          <table:table-cell office:value-type="float" office:value="2.96956470563052" calcext:value-type="float">
            <text:p>2.96956470563052</text:p>
          </table:table-cell>
          <table:table-cell office:value-type="float" office:value="0.190519051241067" calcext:value-type="float">
            <text:p>0.190519051241067</text:p>
          </table:table-cell>
          <table:table-cell office:value-type="float" office:value="0.101512480098967" calcext:value-type="float">
            <text:p>0.101512480098967</text:p>
          </table:table-cell>
          <table:table-cell office:value-type="float" office:value="1.00000067510765" calcext:value-type="float">
            <text:p>1.00000067510765</text:p>
          </table:table-cell>
          <table:table-cell office:value-type="float" office:value="4.31453538944368" calcext:value-type="float">
            <text:p>4.31453538944368</text:p>
          </table:table-cell>
          <table:table-cell office:value-type="float" office:value="46.1331060736229" calcext:value-type="float">
            <text:p>46.1331060736229</text:p>
          </table:table-cell>
        </table:table-row>
        <table:table-row table:style-name="ro1">
          <table:table-cell office:value-type="string" calcext:value-type="string">
            <text:p>2017_03_04_A_6-7</text:p>
          </table:table-cell>
          <table:table-cell office:value-type="float" office:value="0" calcext:value-type="float">
            <text:p>0</text:p>
          </table:table-cell>
          <table:table-cell office:value-type="float" office:value="26.2425902813059" calcext:value-type="float">
            <text:p>26.2425902813059</text:p>
          </table:table-cell>
          <table:table-cell office:value-type="float" office:value="0.114" calcext:value-type="float">
            <text:p>0.114</text:p>
          </table:table-cell>
          <table:table-cell office:value-type="float" office:value="1.78241631502357" calcext:value-type="float">
            <text:p>1.78241631502357</text:p>
          </table:table-cell>
          <table:table-cell office:value-type="float" office:value="0.226821691797764" calcext:value-type="float">
            <text:p>0.226821691797764</text:p>
          </table:table-cell>
          <table:table-cell office:value-type="float" office:value="0.398377001090392" calcext:value-type="float">
            <text:p>0.398377001090392</text:p>
          </table:table-cell>
          <table:table-cell office:value-type="float" office:value="1.7037295235676" calcext:value-type="float">
            <text:p>1.7037295235676</text:p>
          </table:table-cell>
          <table:table-cell office:value-type="float" office:value="6.16022500462707" calcext:value-type="float">
            <text:p>6.1602250046270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_03_04_A_6-7</text:p>
          </table:table-cell>
          <table:table-cell office:value-type="float" office:value="1" calcext:value-type="float">
            <text:p>1</text:p>
          </table:table-cell>
          <table:table-cell office:value-type="float" office:value="50.89960797056" calcext:value-type="float">
            <text:p>50.89960797056</text:p>
          </table:table-cell>
          <table:table-cell office:value-type="float" office:value="0.039" calcext:value-type="float">
            <text:p>0.039</text:p>
          </table:table-cell>
          <table:table-cell office:value-type="float" office:value="0.609774002508062" calcext:value-type="float">
            <text:p>0.609774002508062</text:p>
          </table:table-cell>
          <table:table-cell office:value-type="float" office:value="0.077596894562393" calcext:value-type="float">
            <text:p>0.077596894562393</text:p>
          </table:table-cell>
          <table:table-cell office:value-type="float" office:value="0.398377001090392" calcext:value-type="float">
            <text:p>0.398377001090392</text:p>
          </table:table-cell>
          <table:table-cell office:value-type="float" office:value="1.7037295235676" calcext:value-type="float">
            <text:p>1.7037295235676</text:p>
          </table:table-cell>
          <table:table-cell office:value-type="float" office:value="6.16022500462707" calcext:value-type="float">
            <text:p>6.16022500462707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15:28:25.100529925</meta:creation-date>
    <dc:date>2022-09-06T15:30:15.790749172</dc:date>
    <meta:editing-duration>PT1M50S</meta:editing-duration>
    <meta:editing-cycles>1</meta:editing-cycles>
    <meta:document-statistic meta:table-count="1" meta:cell-count="170" meta:object-count="0"/>
    <meta:generator>LibreOffice/6.4.7.2$Linux_X86_64 LibreOffice_project/40$Build-2</meta:generator>
  </office:meta>
</office:document-meta>
</file>